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4b2b9" officeooo:paragraph-rsid="0004b2b9"/>
    </style:style>
    <style:style style:name="P2" style:family="paragraph" style:parent-style-name="Text_20_body">
      <style:text-properties officeooo:rsid="0004c821" officeooo:paragraph-rsid="0004c821"/>
    </style:style>
    <style:style style:name="P3" style:family="paragraph" style:parent-style-name="Text_20_body">
      <style:text-properties officeooo:rsid="00052831" officeooo:paragraph-rsid="00052831"/>
    </style:style>
    <style:style style:name="P4" style:family="paragraph" style:parent-style-name="Text_20_body">
      <style:text-properties officeooo:rsid="000682f3" officeooo:paragraph-rsid="000682f3"/>
    </style:style>
    <style:style style:name="P5" style:family="paragraph" style:parent-style-name="Text_20_body">
      <style:text-properties officeooo:rsid="0007af51" officeooo:paragraph-rsid="0007af51"/>
    </style:style>
    <style:style style:name="P6" style:family="paragraph" style:parent-style-name="Text_20_body">
      <style:text-properties officeooo:rsid="00084c06" officeooo:paragraph-rsid="00084c06"/>
    </style:style>
    <style:style style:name="P7" style:family="paragraph" style:parent-style-name="Text_20_body">
      <style:text-properties officeooo:rsid="00084c06" officeooo:paragraph-rsid="002e0368"/>
    </style:style>
    <style:style style:name="P8" style:family="paragraph" style:parent-style-name="Text_20_body">
      <style:text-properties officeooo:rsid="000aeed5" officeooo:paragraph-rsid="000aeed5"/>
    </style:style>
    <style:style style:name="P9" style:family="paragraph" style:parent-style-name="Text_20_body">
      <style:text-properties officeooo:rsid="000b63ac" officeooo:paragraph-rsid="000b63ac"/>
    </style:style>
    <style:style style:name="P10" style:family="paragraph" style:parent-style-name="Text_20_body">
      <style:text-properties officeooo:rsid="000b63ac" officeooo:paragraph-rsid="000b7b2a"/>
    </style:style>
    <style:style style:name="P11" style:family="paragraph" style:parent-style-name="Text_20_body">
      <style:text-properties officeooo:rsid="000b7b2a" officeooo:paragraph-rsid="000b7b2a"/>
    </style:style>
    <style:style style:name="P12" style:family="paragraph" style:parent-style-name="Text_20_body">
      <style:text-properties officeooo:rsid="000ce193" officeooo:paragraph-rsid="000ce193"/>
    </style:style>
    <style:style style:name="P13" style:family="paragraph" style:parent-style-name="Text_20_body">
      <style:text-properties officeooo:rsid="000e83a5" officeooo:paragraph-rsid="000e83a5"/>
    </style:style>
    <style:style style:name="P14" style:family="paragraph" style:parent-style-name="Text_20_body">
      <style:text-properties officeooo:rsid="000ee1e1" officeooo:paragraph-rsid="000ee1e1"/>
    </style:style>
    <style:style style:name="P15" style:family="paragraph" style:parent-style-name="Text_20_body">
      <style:text-properties officeooo:rsid="0010d48d" officeooo:paragraph-rsid="0010d48d"/>
    </style:style>
    <style:style style:name="P16" style:family="paragraph" style:parent-style-name="Text_20_body">
      <style:text-properties officeooo:rsid="001742a7" officeooo:paragraph-rsid="001742a7"/>
    </style:style>
    <style:style style:name="P17" style:family="paragraph" style:parent-style-name="Text_20_body">
      <style:text-properties officeooo:rsid="001742a7" officeooo:paragraph-rsid="002e0368"/>
    </style:style>
    <style:style style:name="P18" style:family="paragraph" style:parent-style-name="Text_20_body">
      <style:text-properties officeooo:rsid="0015d948" officeooo:paragraph-rsid="0015d948"/>
    </style:style>
    <style:style style:name="P19" style:family="paragraph" style:parent-style-name="Text_20_body">
      <style:text-properties officeooo:rsid="001a1ac7" officeooo:paragraph-rsid="001a1ac7"/>
    </style:style>
    <style:style style:name="P20" style:family="paragraph" style:parent-style-name="Text_20_body">
      <style:text-properties officeooo:rsid="001acff5" officeooo:paragraph-rsid="001acff5"/>
    </style:style>
    <style:style style:name="P21" style:family="paragraph" style:parent-style-name="Text_20_body">
      <style:text-properties officeooo:rsid="001cb8dd" officeooo:paragraph-rsid="001cb8dd"/>
    </style:style>
    <style:style style:name="P22" style:family="paragraph" style:parent-style-name="Text_20_body">
      <style:text-properties officeooo:rsid="001e4a1a" officeooo:paragraph-rsid="001e4a1a"/>
    </style:style>
    <style:style style:name="P23" style:family="paragraph" style:parent-style-name="Text_20_body">
      <style:text-properties officeooo:rsid="00212674" officeooo:paragraph-rsid="00212674"/>
    </style:style>
    <style:style style:name="P24" style:family="paragraph" style:parent-style-name="Text_20_body">
      <style:text-properties officeooo:rsid="00212674" officeooo:paragraph-rsid="002e0368"/>
    </style:style>
    <style:style style:name="P25" style:family="paragraph" style:parent-style-name="Text_20_body">
      <style:text-properties officeooo:rsid="0022a254" officeooo:paragraph-rsid="0022a254"/>
    </style:style>
    <style:style style:name="P26" style:family="paragraph" style:parent-style-name="Text_20_body">
      <style:text-properties officeooo:rsid="00234557" officeooo:paragraph-rsid="00234557"/>
    </style:style>
    <style:style style:name="P27" style:family="paragraph" style:parent-style-name="Text_20_body">
      <style:text-properties officeooo:rsid="0027058e" officeooo:paragraph-rsid="0027058e"/>
    </style:style>
    <style:style style:name="P28" style:family="paragraph" style:parent-style-name="Text_20_body">
      <style:text-properties officeooo:rsid="002815f8" officeooo:paragraph-rsid="002815f8"/>
    </style:style>
    <style:style style:name="P29" style:family="paragraph" style:parent-style-name="Text_20_body">
      <style:text-properties officeooo:rsid="002942ec" officeooo:paragraph-rsid="002942ec"/>
    </style:style>
    <style:style style:name="P30" style:family="paragraph" style:parent-style-name="Text_20_body">
      <style:text-properties officeooo:rsid="002c1c32" officeooo:paragraph-rsid="002c1c32"/>
    </style:style>
    <style:style style:name="P31" style:family="paragraph" style:parent-style-name="Text_20_body">
      <style:text-properties officeooo:rsid="002e0368" officeooo:paragraph-rsid="002e0368"/>
    </style:style>
    <style:style style:name="P32" style:family="paragraph" style:parent-style-name="Text_20_body">
      <style:text-properties officeooo:rsid="002e0368" officeooo:paragraph-rsid="002ff8c4"/>
    </style:style>
    <style:style style:name="P33" style:family="paragraph" style:parent-style-name="Text_20_body">
      <style:text-properties officeooo:rsid="002a7631" officeooo:paragraph-rsid="002a7631"/>
    </style:style>
    <style:style style:name="P34" style:family="paragraph" style:parent-style-name="Text_20_body">
      <style:text-properties officeooo:rsid="003200a3" officeooo:paragraph-rsid="003200a3"/>
    </style:style>
    <style:style style:name="P35" style:family="paragraph" style:parent-style-name="Text_20_body">
      <style:text-properties officeooo:rsid="003200a3" officeooo:paragraph-rsid="0033c44a"/>
    </style:style>
    <style:style style:name="P36" style:family="paragraph" style:parent-style-name="Text_20_body">
      <style:text-properties officeooo:rsid="0033c44a" officeooo:paragraph-rsid="0033c44a"/>
    </style:style>
    <style:style style:name="P37" style:family="paragraph" style:parent-style-name="Text_20_body">
      <style:text-properties officeooo:rsid="00358bda" officeooo:paragraph-rsid="00358bda"/>
    </style:style>
    <style:style style:name="P38" style:family="paragraph" style:parent-style-name="Text_20_body">
      <style:text-properties officeooo:rsid="003722ee" officeooo:paragraph-rsid="003722ee"/>
    </style:style>
    <style:style style:name="P39" style:family="paragraph" style:parent-style-name="Text_20_body">
      <style:text-properties officeooo:rsid="00398e80" officeooo:paragraph-rsid="00398e80"/>
    </style:style>
    <style:style style:name="T1" style:family="text">
      <style:text-properties officeooo:rsid="000b7b2a"/>
    </style:style>
    <style:style style:name="T2" style:family="text">
      <style:text-properties officeooo:rsid="001fb76d"/>
    </style:style>
    <style:style style:name="T3" style:family="text">
      <style:text-properties officeooo:rsid="002e0368"/>
    </style:style>
    <style:style style:name="T4" style:family="text">
      <style:text-properties officeooo:rsid="002ff8c4"/>
    </style:style>
    <style:style style:name="T5" style:family="text">
      <style:text-properties officeooo:rsid="0033c4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Textos de ventanas</text:p>
      <text:p text:style-name="P6"/>
      <text:p text:style-name="P6">Ventana Principal:</text:p>
      <text:p text:style-name="P6"/>
      <text:p text:style-name="P6"><text:bookmark-start text:name="__DdeLink__7_907413108"/>Ingrese placa<text:bookmark-end text:name="__DdeLink__7_907413108"/> </text:p>
      <text:p text:style-name="P8">Servicio se alquiler</text:p>
      <text:p text:style-name="P8">Nombre usuario</text:p>
      <text:p text:style-name="P30"><text:bookmark-start text:name="__DdeLink__165_1074873930"/>No tienes el permiso para ingresar a esta configuración.<text:bookmark-end text:name="__DdeLink__165_1074873930"/></text:p>
      <text:p text:style-name="P8"/>
      <text:p text:style-name="P9">Ventana <text:span text:style-name="T1">Login</text:span>:</text:p>
      <text:p text:style-name="P9"><text:span text:style-name="T1">Ingreso</text:span> <text:span text:style-name="T1">de usuario</text:span></text:p>
      <text:p text:style-name="P9">Documento</text:p>
      <text:p text:style-name="P9">Ingrese documento <text:span text:style-name="T1">d</text:span>el usuario</text:p>
      <text:p text:style-name="P12">Recordar Contraseña</text:p>
      <text:p text:style-name="P9">Contraseña</text:p>
      <text:p text:style-name="P11">Ingrese clave de usuario</text:p>
      <text:p text:style-name="P11">Entrar</text:p>
      <text:p text:style-name="P11">Salir</text:p>
      <text:p text:style-name="P10"/>
      <text:p text:style-name="P9"/>
      <text:p text:style-name="P11"><text:span text:style-name="T3">VENTANA</text:span> Ajustes De Parqueadero:</text:p>
      <text:p text:style-name="P13">Tab Parqueader:</text:p>
      <text:p text:style-name="P13">Configuración De Parqueadero</text:p>
      <text:p text:style-name="P14">Ajustes Generales </text:p>
      <text:p text:style-name="P13">Nombre</text:p>
      <text:p text:style-name="P13">Teléfono</text:p>
      <text:p text:style-name="P13">Dirección</text:p>
      <text:p text:style-name="P13">NIT</text:p>
      <text:p text:style-name="P31"><text:soft-page-break/>Inserte nombre actual <text:span text:style-name="T4">del </text:span>parqueadero</text:p>
      <text:p text:style-name="P32">Inserte NIT actual <text:span text:style-name="T4">del</text:span> parqueadero</text:p>
      <text:p text:style-name="P32">Inserte Teléfono actual del parqueadero</text:p>
      <text:p text:style-name="P32">Inserte Dirección actual del <text:s/>parqueadero</text:p>
      <text:p text:style-name="P31">Botón para almacenar los cambios del vehículo.</text:p>
      <text:p text:style-name="P31">Botón para crear un tipo vehículo</text:p>
      <text:p text:style-name="P9"/>
      <text:p text:style-name="P9"/>
      <text:p text:style-name="P7"><text:span text:style-name="T3">VENTANA </text:span>Crear Operario:</text:p>
      <text:p text:style-name="P1">Pregunta en caso de que olvides la contraseña</text:p>
      <text:p text:style-name="P2">Palabra secreta necesaria para la autenticación de usuario</text:p>
      <text:p text:style-name="P3">Ingrese la clave anterior nuevamente </text:p>
      <text:p text:style-name="P4">Ingrese la cédula de ciudadanía </text:p>
      <text:p text:style-name="P5">los campos con asterisco (*) son obligatorio</text:p>
      <text:p text:style-name="P18"><text:bookmark-start text:name="__DdeLink__104_1798817528"/>ingrese<text:bookmark-end text:name="__DdeLink__104_1798817528"/> </text:p>
      <text:p text:style-name="P19">Consultar </text:p>
      <text:p text:style-name="P20">Ingrese el Documento con el que se registro</text:p>
      <text:p text:style-name="P18">operario registrado con éxito</text:p>
      <text:p text:style-name="P20">Recuperación de contraseña</text:p>
      <text:p text:style-name="P20">Área de pregunta</text:p>
      <text:p text:style-name="P20">escriba su respuesta</text:p>
      <text:p text:style-name="P21">cédula </text:p>
      <text:p text:style-name="P21"/>
      <text:p text:style-name="P21"/>
      <text:p text:style-name="P17"><text:span text:style-name="T3">VENTANA</text:span> <text:span text:style-name="T2">recuperación</text:span> de Clave:</text:p>
      <text:p text:style-name="P16">Recuperación de contraseña </text:p>
      <text:p text:style-name="P16">Ingresa el documento registrado</text:p>
      <text:p text:style-name="P22"><text:bookmark-start text:name="__DdeLink__117_253853513"/>Primero consulte una cédula <text:s/>correcta<text:bookmark-end text:name="__DdeLink__117_253853513"/></text:p>
      <text:p text:style-name="P15">procedimientos almacenados </text:p>
      <text:p text:style-name="P22"><text:soft-page-break/>Respuesta correcta</text:p>
      <text:p text:style-name="P22"/>
      <text:p text:style-name="P15"/>
      <text:p text:style-name="P15"/>
      <text:p text:style-name="P15"/>
      <text:p text:style-name="P24"><text:span text:style-name="T3">VENTANA</text:span> ajustes de Usuario:</text:p>
      <text:p text:style-name="P23">Modifique los datos de usuario.</text:p>
      <text:p text:style-name="P25">Aceptar cambios </text:p>
      <text:p text:style-name="P25"><text:bookmark-start text:name="__DdeLink__141_614336558"/>Realmente desea Guardar los Cambios<text:bookmark-end text:name="__DdeLink__141_614336558"/></text:p>
      <text:p text:style-name="P26">Actualizar Usuario </text:p>
      <text:p text:style-name="P27"><text:bookmark-start text:name="__DdeLink__144_2089716762"/>Contraseña modificada con éxito!<text:bookmark-end text:name="__DdeLink__144_2089716762"/></text:p>
      <text:p text:style-name="P27"><text:bookmark-start text:name="__DdeLink__146_2089716762"/>Realmente desea guardar la nueva contraseña<text:bookmark-end text:name="__DdeLink__146_2089716762"/></text:p>
      <text:p text:style-name="P28">Campo Vacío </text:p>
      <text:p text:style-name="P29"><text:bookmark-start text:name="__DdeLink__148_2089716762"/>Error Al Insertar los cambios al sistema!<text:bookmark-end text:name="__DdeLink__148_2089716762"/></text:p>
      <text:p text:style-name="P33">No deje <text:span text:style-name="T3">vacío</text:span> los campos</text:p>
      <text:p text:style-name="P33"/>
      <text:p text:style-name="P34">VENTANA <text:bookmark-start text:name="__DdeLink__222_1308535229"/>Crear Tipo Vehículo<text:bookmark-end text:name="__DdeLink__222_1308535229"/></text:p>
      <text:p text:style-name="P34">Ingrese valor de la Fracción</text:p>
      <text:p text:style-name="P34">Ingrese valor de la Hora</text:p>
      <text:p text:style-name="P34">Ingrese valor del Día</text:p>
      <text:p text:style-name="P35">Ingrese valor del <text:span text:style-name="T5">Mes</text:span></text:p>
      <text:p text:style-name="P36">Ingrese valor hora especial</text:p>
      <text:p text:style-name="P37">Ingrese numero de celdas</text:p>
      <text:p text:style-name="P37">Seleccione tipo de vehículo</text:p>
      <text:p text:style-name="P37">Cerrar ventana</text:p>
      <text:p text:style-name="P37">Crear tipo de vehículo</text:p>
      <text:p text:style-name="P37">Escriba nombre del tipo de vehículo</text:p>
      <text:p text:style-name="P38"><text:bookmark-start text:name="__DdeLink__225_1308535229"/>Tipo de vehículo creado con éxito (reinicie el programa para visualizar los cambios en la ventana principal)<text:bookmark-end text:name="__DdeLink__225_1308535229"/></text:p>
      <text:p text:style-name="P38"><text:soft-page-break/></text:p>
      <text:p text:style-name="P39">VENTANA Crear Cliente</text:p>
      <text:p text:style-name="P39">Ingrese Nombre del Cliente</text:p>
      <text:p text:style-name="P39">Ingrese Apellidos del Cliente</text:p>
      <text:p text:style-name="P39">Ingrese Teléfono del Cliente</text:p>
      <text:p text:style-name="P39">Ingrese Dirección del Cli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9T02:14:42.965056436</meta:creation-date>
    <meta:editing-duration>P1DT15H7M22S</meta:editing-duration>
    <meta:editing-cycles>18</meta:editing-cycles>
    <meta:generator>LibreOffice/4.4.3.2$Linux_X86_64 LibreOffice_project/40m0$Build-2</meta:generator>
    <meta:initial-creator>Paladin </meta:initial-creator>
    <dc:date>2015-08-13T18:03:03.002738986</dc:date>
    <dc:creator>Paladin </dc:creator>
    <meta:document-statistic meta:table-count="0" meta:image-count="0" meta:object-count="0" meta:page-count="4" meta:paragraph-count="76" meta:word-count="292" meta:character-count="1981" meta:non-whitespace-character-count="1751"/>
  </office:meta>
</office:document-meta>
</file>